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b0b0" officeooo:paragraph-rsid="0002b0b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2ff50" officeooo:paragraph-rsid="0002ff50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4a6f1" officeooo:paragraph-rsid="00086ac9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78232" officeooo:paragraph-rsid="00086ac9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86ac9" officeooo:paragraph-rsid="00086ac9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086ac9" officeooo:paragraph-rsid="00086ac9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086ac9" officeooo:paragraph-rsid="0004a6f1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weight="normal" officeooo:rsid="00086ac9" officeooo:paragraph-rsid="00086ac9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weight="normal" officeooo:rsid="00086ac9" officeooo:paragraph-rsid="00086ac9" style:font-weight-asian="normal" style:font-weight-complex="normal"/>
    </style:style>
    <style:style style:name="T1" style:family="text">
      <style:text-properties officeooo:rsid="0005f114"/>
    </style:style>
    <style:style style:name="T2" style:family="text">
      <style:text-properties officeooo:rsid="00098353"/>
    </style:style>
    <style:style style:name="T3" style:family="text">
      <style:text-properties officeooo:rsid="000aefa2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de Retrospectiva</text:p>
      <text:p text:style-name="P1"/>
      <text:p text:style-name="P2">Pontos positivos:</text:p>
      <text:list xml:id="list1458018421316688330" text:style-name="L1">
        <text:list-item>
          <text:p text:style-name="P3">Delegação de <text:span text:style-name="T1">trabalho</text:span> para membros da Iterative;</text:p>
        </text:list-item>
        <text:list-item>
          <text:p text:style-name="P4">Planejamento com carga de estudo sobre as tecnologias utilizadas para membros da Iterative;</text:p>
        </text:list-item>
        <text:list-item>
          <text:p text:style-name="P5">Qualificação de alguns membros da Iterative;</text:p>
        </text:list-item>
        <text:list-item>
          <text:p text:style-name="P4">Planejamento de iteração delegando carga de trabalho mais efetiva para membros da Iterative.</text:p>
        </text:list-item>
      </text:list>
      <text:p text:style-name="P2"/>
      <text:p text:style-name="P2"/>
      <text:p text:style-name="P2">Pontos de melhoria:</text:p>
      <text:list xml:id="list8751400417318494415" text:style-name="L2">
        <text:list-item>
          <text:p text:style-name="P6">Não haverá mais iterações.</text:p>
        </text:list-item>
      </text:list>
      <text:p text:style-name="P2"/>
      <text:p text:style-name="P2"/>
      <text:p text:style-name="P2">Pontos negativos:</text:p>
      <text:list xml:id="list9011522147837444777" text:style-name="L3">
        <text:list-item>
          <text:p text:style-name="P7"><text:span text:style-name="T3">Grande escopo de desenvolvimento durante o tempo disponíel</text:span>;</text:p>
        </text:list-item>
        <text:list-item>
          <text:p text:style-name="P8">Pouca disponibilidade de membros da Iterative;</text:p>
        </text:list-item>
        <text:list-item>
          <text:p text:style-name="P8">Carnaval.</text:p>
        </text:list-item>
      </text:list>
      <text:p text:style-name="P2"/>
      <text:p text:style-name="P2"/>
      <text:p text:style-name="P2">Ações a serem aperfeiçoadas:</text:p>
      <text:list xml:id="list6841322268978358213" text:style-name="L4">
        <text:list-item>
          <text:p text:style-name="P9">Não haverá mais iterações.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Pereira</meta:initial-creator>
    <meta:creation-date>2016-02-02T16:16:06.800568952</meta:creation-date>
    <dc:date>2016-02-16T20:47:15.972069111</dc:date>
    <dc:creator>Luiz Pereira</dc:creator>
    <meta:editing-duration>PT42M27S</meta:editing-duration>
    <meta:editing-cycles>11</meta:editing-cycles>
    <meta:generator>LibreOffice/5.0.3.2$Linux_X86_64 LibreOffice_project/e5f16313668ac592c1bfb310f4390624e3dbfb75</meta:generator>
    <meta:document-statistic meta:table-count="0" meta:image-count="0" meta:object-count="0" meta:page-count="1" meta:paragraph-count="14" meta:word-count="85" meta:character-count="555" meta:non-whitespace-character-count="493"/>
  </office:meta>
</office:document-meta>
</file>